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master-page-name="Standard">
      <style:paragraph-properties fo:text-align="center" style:justify-single-word="false" style:page-number="auto"/>
      <style:text-properties fo:color="#000000" loext:opacity="100%" fo:font-weight="normal" officeooo:rsid="00204b89" officeooo:paragraph-rsid="00204b89" style:font-weight-asian="normal" style:font-weight-complex="normal"/>
    </style:style>
    <style:style style:name="P2" style:family="paragraph" style:parent-style-name="Standard">
      <style:paragraph-properties fo:text-align="center" style:justify-single-word="false"/>
      <style:text-properties fo:color="#000000" loext:opacity="100%" fo:font-weight="normal" officeooo:rsid="00204b89" officeooo:paragraph-rsid="00204b89" style:font-weight-asian="normal" style:font-weight-complex="normal"/>
    </style:style>
    <style:style style:name="P3" style:family="paragraph" style:parent-style-name="Standard">
      <style:paragraph-properties fo:text-align="start" style:justify-single-word="false"/>
      <style:text-properties fo:color="#000000" loext:opacity="100%" fo:font-weight="normal" officeooo:rsid="00204b89" officeooo:paragraph-rsid="00204b89" style:font-weight-asian="normal" style:font-weight-complex="normal"/>
    </style:style>
    <style:style style:name="P4" style:family="paragraph" style:parent-style-name="Standard">
      <style:paragraph-properties fo:text-align="start" style:justify-single-word="false"/>
      <style:text-properties fo:color="#000000" loext:opacity="100%" fo:font-weight="normal" officeooo:rsid="0021a573" officeooo:paragraph-rsid="0021a573" style:font-weight-asian="normal" style:font-weight-complex="normal"/>
    </style:style>
    <style:style style:name="T1" style:family="text">
      <style:text-properties fo:font-weight="bold" style:font-weight-asian="bold" style:font-weight-complex="bold"/>
    </style:style>
    <style:style style:name="T2" style:family="text">
      <style:text-properties officeooo:rsid="0021a5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War of this age - </text:span>1 Peter 5:8-9</text:p>
      <text:p text:style-name="P2"><text:span text:style-name="T1">Be sober-minded; be watchful. Your adversary the devil prowls around like a roaring lion, seeking someone to devour. Resist him, firm in your faith, knowing that the same kinds of suffering are being experienced by your brotherhood throughout the world</text:span>.</text:p>
      <text:p text:style-name="P3">We are told throughout scripture that we will have to suffer for Christ’s sake (Matt 10:22). We are told <text:s/>that we are the enemy of this world (1 John 5:19). We are told that we are not of this world (John 15:19). We are all told that one day we will no longer have to suffer the things of this world (Philli 3:20). </text:p>
      <text:p text:style-name="P3">Satan is either working harder than he ever has, or is barely working and everything is still going down hill. Christians at this point in time need to be praying harder than ever before. Christians around the world are getting persecuted and killed in numbers never seen before on this planet.</text:p>
      <text:p text:style-name="P3">America has its fair share of persecution and we are beginning to see a taste of what others have been suffering for years. Because of this minor bit of suffering hundreds or thousands of people who once professed Christ have turned their back on him amid this chaos. The time has come for the people of Christ to kneel and pray like never before for the strength of our brothers and sisters around the world.</text:p>
      <text:p text:style-name="P4">I will end with this (I John 2:15-19) 15 <text:span text:style-name="T1">Do not love the world or the things that belong to the world. If anyone loves the world, love for the Father is not in him. 16 For everything that belongs to[d] the world—the lust of the flesh, the lust of the eyes, and the pride in one’s lifestyle—is not from the Father, but is from the world. 17 And the world with its lust is passing away, but the one who does God’s will remains forev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ystem" style:font-pitch="variable"/>
    <style:font-face style:name="DejaVu Sans" svg:font-family="'DejaVu Sans'"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false" style:font-name-asian="Calibri"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Calibri" style:font-size-asian="12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111in" style:contextual-spacing="false" fo:line-height="200%" fo:text-align="start" style:justify-single-word="false" fo:orphans="2" fo:widows="2" fo:text-indent="0.5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0-10-31T14:14:50.545166112</meta:creation-date>
    <meta:editing-duration>PT5M31S</meta:editing-duration>
    <meta:generator>LibreOffice/7.4.2.3$Linux_X86_64 LibreOffice_project/40$Build-3</meta:generator>
    <dc:title>apa</dc:title>
    <dc:date>2022-11-19T20:12:10.938448886</dc:date>
    <meta:print-date>2020-10-31T14:29:41.035606532</meta:print-date>
    <meta:document-statistic meta:table-count="0" meta:image-count="0" meta:object-count="0" meta:page-count="1" meta:paragraph-count="6" meta:word-count="325" meta:character-count="1735" meta:non-whitespace-character-count="14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a" xlink:href="../../../../../../home/pastorczo13/Templates/apa.ott" meta:date="2020-10-31T14:14:49.875076689"/>
  </office:meta>
</office:document-meta>
</file>